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57" calcext:value-type="float">
            <text:p>157</text:p>
          </table:table-cell>
          <table:table-cell table:style-name="ce7" table:formula="of:=COUNTIF([.B7:.B199];&quot;X&quot;)" office:value-type="float" office:value="133" calcext:value-type="float">
            <text:p>133</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75" calcext:value-type="float">
            <text:p>17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3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8">00/00/0000</text:date>, <text:time style:data-style-name="N2" text:time-value="19:56:58.24240431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18T19:57:38.927651379</dc:date>
    <meta:editing-duration>PT9H40M1S</meta:editing-duration>
    <meta:editing-cycles>180</meta:editing-cycles>
    <meta:document-statistic meta:table-count="1" meta:cell-count="923" meta:object-count="0"/>
  </office:meta>
</office:document-meta>
</file>